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60000021B196B20F19805D82D.png" manifest:media-type="image/png"/>
  <manifest:file-entry manifest:full-path="Pictures/1000020100000473000002F43AEA2F634559F2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878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727cm" svg:height="15.749cm" svg:x="2.227cm" svg:y="0.022cm">
          <draw:image xlink:href="Pictures/1000020100000473000002F43AEA2F634559F2CB.png" xlink:type="simple" xlink:show="embed" xlink:actuate="onLoad" loext:mime-type="image/png">
            <text:p text:style-name="P1"/>
          </draw:image>
        </draw:frame>
        <draw:frame draw:style-name="gr2" draw:text-style-name="P1" draw:layer="layout" svg:width="5.842cm" svg:height="5.128cm" svg:x="18.796cm" svg:y="1.524cm">
          <draw:image xlink:href="Pictures/10000201000002660000021B196B20F19805D82D.png" xlink:type="simple" xlink:show="embed" xlink:actuate="onLoad" loext:mime-type="image/png">
            <text:p/>
          </draw:image>
        </draw:frame>
        <draw:custom-shape draw:style-name="gr3" draw:text-style-name="P1" draw:layer="layout" svg:width="5.842cm" svg:height="5.128cm" svg:x="18.796cm" svg:y="1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4.986cm" svg:y="1.2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494cm" svg:y1="1.27cm" svg:x2="18.796cm" svg:y2="1.524cm">
          <text:p/>
        </draw:line>
        <draw:line draw:style-name="gr5" draw:text-style-name="P2" draw:layer="layout" svg:x1="15.494cm" svg:y1="1.778cm" svg:x2="18.796cm" svg:y2="3.556cm">
          <text:p/>
        </draw:line>
        <draw:line draw:style-name="gr5" draw:text-style-name="P2" draw:layer="layout" svg:x1="14.986cm" svg:y1="1.778cm" svg:x2="18.796cm" svg:y2="6.604cm">
          <text:p/>
        </draw:line>
        <draw:line draw:style-name="gr5" draw:text-style-name="P2" draw:layer="layout" svg:x1="15.494cm" svg:y1="1.27cm" svg:x2="24.638cm" svg:y2="1.524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279cm" draw:marker-end-width="0.279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3T15:01:26.201414776</meta:creation-date>
    <dc:date>2024-07-23T15:14:45.646900400</dc:date>
    <meta:editing-duration>PT3M9S</meta:editing-duration>
    <meta:editing-cycles>1</meta:editing-cycles>
    <meta:document-statistic meta:object-count="31"/>
    <meta:generator>LibreOffice/6.4.7.2$Linux_X86_64 LibreOffice_project/40$Build-2</meta:generator>
  </office:meta>
</office:document-meta>
</file>